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16.36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9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4.48mm" fo:break-before="auto" style:use-optimal-row-height="true"/>
    </style:style>
    <style:style style:name="ro9" style:family="table-row">
      <style:table-row-properties style:row-height="7.88mm" fo:break-before="auto" style:use-optimal-row-height="true"/>
    </style:style>
    <style:style style:name="ro10" style:family="table-row">
      <style:table-row-properties style:row-height="41.59mm" fo:break-before="auto" style:use-optimal-row-height="true"/>
    </style:style>
    <style:style style:name="ro11" style:family="table-row">
      <style:table-row-properties style:row-height="55.28mm" fo:break-before="auto" style:use-optimal-row-height="true"/>
    </style:style>
    <style:style style:name="ro12" style:family="table-row">
      <style:table-row-properties style:row-height="10.78mm" fo:break-before="auto" style:use-optimal-row-height="true"/>
    </style:style>
    <style:style style:name="ro13" style:family="table-row">
      <style:table-row-properties style:row-height="14.2mm" fo:break-before="auto" style:use-optimal-row-height="true"/>
    </style:style>
    <style:style style:name="ro14" style:family="table-row">
      <style:table-row-properties style:row-height="18.68mm" fo:break-before="auto" style:use-optimal-row-height="true"/>
    </style:style>
    <style:style style:name="ro15" style:family="table-row">
      <style:table-row-properties style:row-height="26.05mm" fo:break-before="auto" style:use-optimal-row-height="true"/>
    </style:style>
    <style:style style:name="ro16" style:family="table-row">
      <style:table-row-properties style:row-height="21.06mm" fo:break-before="auto" style:use-optimal-row-height="true"/>
    </style:style>
    <style:style style:name="ro17" style:family="table-row">
      <style:table-row-properties style:row-height="7.36mm" fo:break-before="auto" style:use-optimal-row-height="true"/>
    </style:style>
    <style:style style:name="ro18" style:family="table-row">
      <style:table-row-properties style:row-height="17.62mm" fo:break-before="auto" style:use-optimal-row-height="true"/>
    </style:style>
    <style:style style:name="ro19" style:family="table-row">
      <style:table-row-properties style:row-height="22.63mm" fo:break-before="auto" style:use-optimal-row-height="true"/>
    </style:style>
    <style:style style:name="ro20" style:family="table-row">
      <style:table-row-properties style:row-height="19.21mm" fo:break-before="auto" style:use-optimal-row-height="true"/>
    </style:style>
    <style:style style:name="ro21" style:family="table-row">
      <style:table-row-properties style:row-height="11.31mm" fo:break-before="auto" style:use-optimal-row-height="true"/>
    </style:style>
    <style:style style:name="ro22" style:family="table-row">
      <style:table-row-properties style:row-height="34.75mm" fo:break-before="auto" style:use-optimal-row-height="true"/>
    </style:style>
    <style:style style:name="ro23" style:family="table-row">
      <style:table-row-properties style:row-height="25.52mm" fo:break-before="auto" style:use-optimal-row-height="true"/>
    </style:style>
    <style:style style:name="ro24" style:family="table-row">
      <style:table-row-properties style:row-height="31.33mm" fo:break-before="auto" style:use-optimal-row-height="true"/>
    </style:style>
    <style:style style:name="ro25" style:family="table-row">
      <style:table-row-properties style:row-height="21.57mm" fo:break-before="auto" style:use-optimal-row-height="true"/>
    </style:style>
    <style:style style:name="ro26" style:family="table-row">
      <style:table-row-properties style:row-height="8.77mm" fo:break-before="auto" style:use-optimal-row-height="true"/>
    </style:style>
    <style:style style:name="ro27" style:family="table-row">
      <style:table-row-properties style:row-height="11.84mm" fo:break-before="auto" style:use-optimal-row-height="true"/>
    </style:style>
    <style:style style:name="ro28" style:family="table-row">
      <style:table-row-properties style:row-height="29.47mm" fo:break-before="auto" style:use-optimal-row-height="true"/>
    </style:style>
    <style:style style:name="ro29" style:family="table-row">
      <style:table-row-properties style:row-height="36.32mm" fo:break-before="auto" style:use-optimal-row-height="true"/>
    </style:style>
    <style:style style:name="ro30" style:family="table-row">
      <style:table-row-properties style:row-height="43.16mm" fo:break-before="auto" style:use-optimal-row-height="true"/>
    </style:style>
    <style:style style:name="ro31" style:family="table-row">
      <style:table-row-properties style:row-height="56.85mm" fo:break-before="auto" style:use-optimal-row-height="true"/>
    </style:style>
    <style:style style:name="ro32" style:family="table-row">
      <style:table-row-properties style:row-height="32.1mm" fo:break-before="auto" style:use-optimal-row-height="true"/>
    </style:style>
    <style:style style:name="ro33" style:family="table-row">
      <style:table-row-properties style:row-height="4.73mm" fo:break-before="auto" style:use-optimal-row-height="true"/>
    </style:style>
    <style:style style:name="ro34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84" style:family="text">
      <style:text-properties fo:color="#ce181e" fo:font-weight="bold" style:font-weight-asian="bold" style:font-weight-complex="bold"/>
    </style:style>
    <style:style style:name="T8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8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8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9" style:family="text">
      <style:text-properties style:font-name-asian="Consolas" style:font-name-complex="Consolas" style:font-size-asian="9.5pt" style:font-size-complex="9.5pt"/>
    </style:style>
    <style:style style:name="T100" style:family="text">
      <style:text-properties style:text-position="super 58%"/>
    </style:style>
    <style:style style:name="T101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4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20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22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2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9" table:default-cell-style-name="ce48"/>
        <table:table-column table:style-name="co3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51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51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88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85">   1 </text:span><text:span text:style-name="T86">S S       0.00 g</text:span></text:p>
            <text:p><text:span text:style-name="T85">   2 </text:span><text:span text:style-name="T86">S S       0.00 g</text:span></text:p>
            <text:p><text:span text:style-name="T85">   3 </text:span><text:span text:style-name="T86">S S       0.00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85">...</text:span></text:p>
            <text:p><text:span text:style-name="T85"> 101 </text:span><text:span text:style-name="T86">S D       ?.?? g</text:span></text:p>
            <text:p><text:span text:style-name="T85"> 102 </text:span><text:span text:style-name="T86">S D       ?.?? g</text:span></text:p>
            <text:p><text:span text:style-name="T85"> 103 </text:span><text:span text:style-name="T86">S D       ?.?? g</text:span></text:p>
            <text:p><text:span text:style-name="T87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85">...</text:span></text:p>
            <text:p><text:span text:style-name="T85"> 201 </text:span><text:span text:style-name="T86">S S       ?.?? g</text:span></text:p>
            <text:p><text:span text:style-name="T85"> 202 </text:span><text:span text:style-name="T86">S S       ?.?? g</text:span></text:p>
            <text:p><text:span text:style-name="T85"> 203 </text:span><text:span text:style-name="T86">S S       ?.??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1" table:default-cell-style-name="ce48"/>
        <table:table-column table:style-name="co7" table:default-cell-style-name="ce48"/>
        <table:table-column table:style-name="co32" table:default-cell-style-name="ce48"/>
        <table:table-column table:style-name="co33" table:default-cell-style-name="ce48"/>
        <table:table-column table:style-name="co3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48"/>
        <table:table-column table:style-name="co35" table:default-cell-style-name="ce48"/>
        <table:table-column table:style-name="co7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4">(&lt;&lt;)</text:span><text:span text:style-name="T95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94">(&gt;&gt;)</text:span><text:span text:style-name="T95"> </text:span><text:span text:style-name="T5">A</text:span><text:span text:style-name="T6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0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2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4" table:default-cell-style-name="ce48"/>
        <table:table-column table:style-name="co45" table:default-cell-style-name="ce48"/>
        <table:table-column table:style-name="co24" table:default-cell-style-name="ce48"/>
        <table:table-column table:style-name="co46" table:default-cell-style-name="ce48"/>
        <table:table-column table:style-name="co4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5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99">Note that display elements are text-only and no longer contain the underlying typed</text:span></text:p>
            <text:p><text:span text:style-name="T99">information such as the time stamp of the origin. Since the XML schema is strongly-</text:span></text:p>
            <text:p><text:span text:style-name="T99">typed again, the items need to be reconstructed. Not optimal, but simply a trade-off</text:span></text:p>
            <text:p><text:span text:style-name="T99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3" table:default-cell-style-name="ce48"/>
        <table:table-column table:style-name="co54" table:default-cell-style-name="ce48"/>
        <table:table-column table:style-name="co36" table:default-cell-style-name="ce48"/>
        <table:table-column table:style-name="co55" table:default-cell-style-name="ce48"/>
        <table:table-column table:style-name="co5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2<text:span text:style-name="T10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3<text:span text:style-name="T100">rd</text:span> line</text:p>
          </table:table-cell>
          <table:table-cell office:value-type="string" calcext:value-type="string">
            <text:p>Repeat steps above, except <text:span text:style-name="T101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1" table:default-cell-style-name="ce48"/>
        <table:table-column table:style-name="co6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.00.0000</text:date>, <text:time style:data-style-name="N2" text:time-value="07:24:18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7H18M58S</meta:editing-duration>
    <meta:editing-cycles>588</meta:editing-cycles>
    <meta:generator>LibreOffice/6.1.5.2$Windows_X86_64 LibreOffice_project/90f8dcf33c87b3705e78202e3df5142b201bd805</meta:generator>
    <dc:date>2019-12-21T21:33:12.593000000</dc:date>
    <meta:print-date>2013-02-02T14:44:49.07</meta:print-date>
    <meta:document-statistic meta:table-count="13" meta:cell-count="2311" meta:object-count="0"/>
    <meta:user-defined meta:name="Info 1"/>
    <meta:user-defined meta:name="Info 2"/>
    <meta:user-defined meta:name="Info 3"/>
    <meta:user-defined meta:name="Info 4"/>
  </office:meta>
</office:document-meta>
</file>